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4cm"/>
      <style:paragraph-properties style:writing-mode="lr-tb"/>
    </style:style>
    <style:style style:name="gr3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4cm"/>
      <style:paragraph-properties style:writing-mode="lr-tb"/>
    </style:style>
    <style:style style:name="gr4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5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6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25cm"/>
      <style:paragraph-properties style:writing-mode="lr-tb"/>
    </style:style>
    <style:style style:name="gr7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8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9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8cm"/>
      <style:paragraph-properties style:writing-mode="lr-tb"/>
    </style:style>
    <style:style style:name="gr1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24cm"/>
      <style:paragraph-properties style:writing-mode="lr-tb"/>
    </style:style>
    <style:style style:name="gr11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2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13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4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0.932cm"/>
      <style:paragraph-properties style:writing-mode="lr-tb"/>
    </style:style>
    <style:style style:name="gr15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16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17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8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32cm"/>
      <style:paragraph-properties style:writing-mode="lr-tb"/>
    </style:style>
    <style:style style:name="gr19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0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1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2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3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24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5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64cm"/>
      <style:paragraph-properties style:writing-mode="lr-tb"/>
    </style:style>
    <style:style style:name="gr26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964cm"/>
      <style:paragraph-properties style:writing-mode="lr-tb"/>
    </style:style>
    <style:style style:name="gr27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P1" style:family="paragraph">
      <style:paragraph-properties fo:text-align="center" style:writing-mode="lr-tb"/>
      <style:text-properties fo:color="#2a6099" loext:opacity="100%" style:font-name="Hack Nerd Font Mono1" fo:font-size="14pt" style:font-size-asian="14pt" style:font-size-complex="14pt"/>
    </style:style>
    <style:style style:name="P2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4pt" style:font-size-asian="14pt" style:font-size-complex="14pt"/>
    </style:style>
    <style:style style:name="P3" style:family="paragraph">
      <style:paragraph-properties fo:text-align="center" style:writing-mode="lr-tb"/>
      <style:text-properties fo:color="#158466" loext:opacity="100%" style:font-name="Hack Nerd Font Mono1" fo:font-size="8pt" style:font-size-asian="8pt" style:font-size-complex="8pt"/>
    </style:style>
    <style:style style:name="P4" style:family="paragraph">
      <loext:graphic-properties draw:fill-color="#dde8cb"/>
      <style:paragraph-properties fo:text-align="center" style:writing-mode="lr-tb"/>
      <style:text-properties fo:color="#158466" loext:opacity="100%" loext:color-lum-mod="100%" loext:color-lum-off="0%" style:font-name="Hack Nerd Font Mono1" fo:font-size="8pt" style:font-size-asian="8pt" style:font-size-complex="8pt"/>
    </style:style>
    <style:style style:name="P5" style:family="paragraph">
      <style:paragraph-properties fo:text-align="center" style:writing-mode="lr-tb"/>
      <style:text-properties fo:color="#2a6099" loext:opacity="100%" style:font-name="Hack Nerd Font Mono1" fo:font-size="14pt"/>
    </style:style>
    <style:style style:name="P6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4pt"/>
    </style:style>
    <style:style style:name="P7" style:family="paragraph">
      <style:paragraph-properties fo:text-align="center" style:writing-mode="lr-tb"/>
      <style:text-properties fo:color="#00a933" loext:opacity="100%" style:font-name="Hack Nerd Font Mono1" fo:font-size="7pt" fo:letter-spacing="-0.03cm" style:font-size-asian="7pt" style:font-size-complex="7pt"/>
    </style:style>
    <style:style style:name="P8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7pt" fo:letter-spacing="-0.03cm" style:font-size-asian="7pt" style:font-size-complex="7pt"/>
    </style:style>
    <style:style style:name="P9" style:family="paragraph">
      <style:paragraph-properties fo:text-align="center" style:writing-mode="lr-tb"/>
      <style:text-properties fo:color="#00a933" loext:opacity="100%" style:font-name="Hack Nerd Font Mono1" fo:font-size="7pt" style:font-size-asian="7pt" style:font-size-complex="7pt"/>
    </style:style>
    <style:style style:name="P10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7pt" style:font-size-asian="7pt" style:font-size-complex="7pt"/>
    </style:style>
    <style:style style:name="P11" style:family="paragraph">
      <style:paragraph-properties fo:text-align="center" style:writing-mode="lr-tb"/>
      <style:text-properties fo:color="#158466" loext:opacity="100%" style:font-name="Hack Nerd Font Mono1" fo:font-size="8pt"/>
    </style:style>
    <style:style style:name="P12" style:family="paragraph">
      <loext:graphic-properties draw:fill-color="#dde8cb"/>
      <style:paragraph-properties fo:text-align="center" style:writing-mode="lr-tb"/>
      <style:text-properties fo:color="#158466" loext:opacity="100%" loext:color-lum-mod="100%" loext:color-lum-off="0%" style:font-name="Hack Nerd Font Mono1" fo:font-size="8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loext:color-lum-mod="100%" loext:color-lum-off="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style:font-name="Hack Nerd Font Mono1" fo:font-size="7pt" style:font-size-asian="7pt" style:font-size-complex="7pt"/>
    </style:style>
    <style:style style:name="P16" style:family="paragraph">
      <style:paragraph-properties fo:text-align="center" style:writing-mode="lr-tb"/>
      <style:text-properties fo:color="#999999" loext:opacity="100%" fo:font-size="10pt"/>
    </style:style>
    <style:style style:name="P17" style:family="paragraph">
      <loext:graphic-properties draw:fill-color="#eeeeee"/>
      <style:paragraph-properties fo:text-align="center" style:writing-mode="lr-tb"/>
      <style:text-properties fo:color="#999999" loext:opacity="100%" loext:color-lum-mod="100%" loext:color-lum-off="0%" fo:font-size="10pt"/>
    </style:style>
    <style:style style:name="P18" style:family="paragraph">
      <style:paragraph-properties fo:text-align="center" style:writing-mode="lr-tb"/>
      <style:text-properties fo:color="#00a933" loext:opacity="100%" style:font-name="Hack Nerd Font Mono1" fo:font-size="9pt"/>
    </style:style>
    <style:style style:name="P19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9pt"/>
    </style:style>
    <style:style style:name="P20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14pt" style:font-size-asian="7pt" style:font-size-complex="7pt"/>
    </style:style>
    <style:style style:name="P21" style:family="paragraph">
      <loext:graphic-properties draw:fill-color="#afd095"/>
      <style:paragraph-properties fo:text-align="center" style:writing-mode="lr-tb"/>
      <style:text-properties fo:color="#00a933" loext:opacity="100%" loext:color-lum-mod="100%" loext:color-lum-off="0%" style:font-name="Hack Nerd Font Mono1" fo:font-size="7pt" style:font-size-asian="7pt" style:font-size-complex="7pt"/>
    </style:style>
    <style:style style:name="P22" style:family="paragraph">
      <style:paragraph-properties fo:text-align="center" style:writing-mode="lr-tb"/>
      <style:text-properties fo:color="#2a6099" loext:opacity="100%" style:font-name="Hack Nerd Font Mono1" fo:font-size="10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10pt"/>
    </style:style>
    <style:style style:name="P24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0pt"/>
    </style:style>
    <style:style style:name="P25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 style:font-name="Hack Nerd Font Mono1" fo:font-size="10pt"/>
    </style:style>
    <style:style style:name="P26" style:family="paragraph">
      <style:paragraph-properties fo:text-align="center" style:writing-mode="lr-tb"/>
      <style:text-properties fo:color="#2a6099" loext:opacity="100%" style:font-name="Hack Nerd Font Mono1" fo:font-size="8pt"/>
    </style:style>
    <style:style style:name="P27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8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8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14pt"/>
    </style:style>
    <style:style style:name="P30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loext:color-lum-mod="100%" loext:color-lum-off="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 style:font-name="Hack Nerd Font Mono1" fo:font-size="14pt"/>
    </style:style>
    <style:style style:name="P32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 style:font-name="Hack Nerd Font Mono1" fo:font-size="8pt"/>
    </style:style>
    <style:style style:name="P33" style:family="paragraph">
      <style:paragraph-properties fo:text-align="center" style:writing-mode="lr-tb"/>
      <style:text-properties fo:color="#00a933" loext:opacity="100%" style:font-name="Hack Nerd Font Mono1" fo:font-size="8pt"/>
    </style:style>
    <style:style style:name="P34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8pt"/>
    </style:style>
    <style:style style:name="P35" style:family="paragraph">
      <style:paragraph-properties fo:text-align="center" style:writing-mode="lr-tb"/>
      <style:text-properties fo:color="#00a933" loext:opacity="100%" style:font-name="Hack Nerd Font Mono1" fo:font-size="6pt" fo:letter-spacing="-0.03cm" style:font-size-asian="6pt" style:font-size-complex="6pt"/>
    </style:style>
    <style:style style:name="P36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6pt" fo:letter-spacing="-0.03cm" style:font-size-asian="6pt" style:font-size-complex="6pt"/>
    </style:style>
    <style:style style:name="P37" style:family="paragraph">
      <style:paragraph-properties fo:text-align="center" style:writing-mode="lr-tb"/>
      <style:text-properties fo:color="#2a6099" loext:opacity="100%" style:font-name="Hack Nerd Font Mono1" fo:font-size="11pt"/>
    </style:style>
    <style:style style:name="P38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1pt"/>
    </style:style>
    <style:style style:name="T1" style:family="text">
      <style:text-properties fo:color="#2a6099" loext:opacity="100%" style:font-name="Hack Nerd Font Mono1" fo:font-size="14pt" style:font-size-asian="14pt" style:font-size-complex="14pt"/>
    </style:style>
    <style:style style:name="T2" style:family="text">
      <style:text-properties fo:color="#158466" loext:opacity="100%" style:font-name="Hack Nerd Font Mono1" fo:font-size="8pt" fo:letter-spacing="-0.03cm" style:font-size-asian="8pt" style:font-size-complex="8pt"/>
    </style:style>
    <style:style style:name="T3" style:family="text">
      <style:text-properties fo:color="#2a6099" loext:opacity="100%" style:font-name="Hack Nerd Font Mono1" fo:font-size="14pt"/>
    </style:style>
    <style:style style:name="T4" style:family="text">
      <style:text-properties fo:color="#00a933" loext:opacity="100%" style:font-name="Hack Nerd Font Mono1" fo:font-size="7pt" fo:letter-spacing="-0.03cm" style:font-size-asian="7pt" style:font-size-complex="7pt"/>
    </style:style>
    <style:style style:name="T5" style:family="text">
      <style:text-properties fo:color="#00a933" loext:opacity="100%" style:font-name="Hack Nerd Font Mono1" fo:font-size="7pt" style:font-size-asian="7pt" style:font-size-complex="7pt"/>
    </style:style>
    <style:style style:name="T6" style:family="text">
      <style:text-properties fo:color="#158466" loext:opacity="100%" style:font-name="Hack Nerd Font Mono1" fo:font-size="8pt"/>
    </style:style>
    <style:style style:name="T7" style:family="text">
      <style:text-properties fo:font-variant="normal" fo:text-transform="none" fo:color="#00a933" loext:opacity="10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9999" loext:opacity="100%" fo:font-size="10pt"/>
    </style:style>
    <style:style style:name="T9" style:family="text">
      <style:text-properties fo:color="#00a933" loext:opacity="100%" style:font-name="Hack Nerd Font Mono1" fo:font-size="9pt"/>
    </style:style>
    <style:style style:name="T10" style:family="text">
      <style:text-properties fo:color="#2a6099" loext:opacity="100%" style:font-name="Hack Nerd Font Mono1" fo:font-size="10pt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font-name="Hack Nerd Font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2a6099" loext:opacity="100%" style:font-name="Hack Nerd Font Mono1" fo:font-size="8pt"/>
    </style:style>
    <style:style style:name="T13" style:family="text">
      <style:text-properties fo:color="#00a933" loext:opacity="100%" style:font-name="Hack Nerd Font Mono1" fo:font-size="8pt"/>
    </style:style>
    <style:style style:name="T14" style:family="text">
      <style:text-properties fo:color="#00a933" loext:opacity="100%" style:font-name="Hack Nerd Font Mono1" fo:font-size="6pt" fo:letter-spacing="-0.03cm" style:font-size-asian="6pt" style:font-size-complex="6pt"/>
    </style:style>
    <style:style style:name="T15" style:family="text">
      <style:text-properties fo:color="#2a6099" loext:opacity="100%" style:font-name="Hack Nerd Font Mono1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49cm" svg:x="7.786cm" svg:y="2.951cm">
          <text:p text:style-name="P3"><text:span text:style-name="T2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Z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É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U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O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J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.214cm" svg:height="1.249cm" svg:x="1.957cm" svg:y="2.951cm">
          <text:p text:style-name="P7"><text:span text:style-name="T4">esc</text:span></text:p>
          <text:p text:style-name="P7"><text:span text:style-name="T4">linux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5cm" svg:y="6cm">
          <text:p text:style-name="P9"><text:span text:style-name="T5">;</text:span></text:p>
          <text:p text:style-name="P9"><text:span text:style-name="T5">alt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6.75cm" svg:y="6.249cm">
          <text:p text:style-name="P9"><text:span text:style-name="T5">,</text:span></text:p>
          <text:p text:style-name="P9"><text:span text:style-name="T5">mous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 text:style-name="P5"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W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Y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451cm">
          <text:p text:style-name="P5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75cm" svg:height="1.249cm" svg:x="8.5cm" svg:y="6.5cm">
          <text:p text:style-name="P9"><text:span text:style-name="T5">space</text:span></text:p>
          <text:p text:style-name="P9"><text:span text:style-name="T5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1.2cm">
          <text:p text:style-name="P5"><text:span text:style-name="T3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0.95cm">
          <text:p text:style-name="P5"><text:span text:style-name="T3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1.2cm">
          <text:p text:style-name="P5"><text:span text:style-name="T3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2" draw:layer="layout" svg:width="1.218cm" svg:height="1.249cm" svg:x="17.783cm" svg:y="1.451cm">
          <text:p text:style-name="P11"><text:span text:style-name="T6">Bsp</text:span></text:p>
          <text:p text:style-name="P11"><text:span text:style-name="T6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2.7cm">
          <text:p text:style-name="P5"><text:span text:style-name="T3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2.45cm">
          <text:p text:style-name="P5"><text:span text:style-name="T3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2.7cm">
          <text:p text:style-name="P5"><text:span text:style-name="T3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2.951cm">
          <text:p text:style-name="P5"><text:span text:style-name="T3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4.451cm">
          <text:p text:style-name="P5"><text:span text:style-name="T3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0" draw:layer="layout" svg:width="1.524cm" svg:height="1.249cm" svg:x="14.476cm" svg:y="6cm">
          <text:p text:style-name="P9"><text:span text:style-name="T5">:</text:span></text:p>
          <text:p text:style-name="P9"><text:span text:style-name="T5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4" draw:layer="layout" svg:width="1.5cm" svg:height="1.249cm" svg:x="12.75cm" svg:y="6.251cm">
          <text:p text:style-name="P13"><text:span text:style-name="T7">.</text:span></text:p>
          <text:p text:style-name="P13"><text:span text:style-name="T7">arrow</text:span><text:span text:style-name="T7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4.2cm">
          <text:p text:style-name="P5"><text:span text:style-name="T3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3.95cm">
          <text:p text:style-name="P5"><text:span text:style-name="T3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4.2cm">
          <text:p text:style-name="P5"><text:span text:style-name="T3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4.5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0" draw:layer="layout" svg:width="1.75cm" svg:height="1.249cm" svg:x="10.75cm" svg:y="6.5cm">
          <text:p text:style-name="P9"><text:span text:style-name="T5">enter</text:span></text:p>
          <text:p text:style-name="P15"><text:span text:style-name="T5">numer</text:span><text:span text:style-name="T5">ic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17" draw:layer="layout" svg:width="2.75cm" svg:height="0.5cm" svg:x="0cm" svg:y="0cm">
          <text:p text:style-name="P16"><text:span text:style-name="T8">Bas</text:span><text:span text:style-name="T8">e</text:span></text:p>
          <draw:enhanced-geometry svg:viewBox="0 0 21600 21600" draw:type="rectangle" draw:enhanced-path="M 0 0 L 21600 0 21600 21600 0 21600 0 0 Z N"/>
        </draw:custom-shape>
      </draw:page>
      <draw:page draw:name="Raise" draw:style-name="dp1" draw:master-page-name="Default"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1.214cm" svg:height="1.249cm" svg:x="7.036cm" svg:y="6.25cm">
          <text:p text:style-name="P18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1.214cm" svg:height="1.249cm" svg:x="8.5cm" svg:y="6.5cm">
          <text:p text:style-name="P18"><text:span text:style-name="T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0.9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0.9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0.9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1.2cm">
          <text:p text:style-name="P5"><text:span text:style-name="T3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0.95cm">
          <text:p text:style-name="P5"><text:span text:style-name="T3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1.2cm">
          <text:p text:style-name="P5"><text:span text:style-name="T3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2.7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2.4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2.7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2.7cm">
          <text:p text:style-name="P5"><text:span text:style-name="T3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2.45cm">
          <text:p text:style-name="P5"><text:span text:style-name="T3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2.7cm">
          <text:p text:style-name="P5"><text:span text:style-name="T3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4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4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3.9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4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4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0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4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4.2cm">
          <text:p text:style-name="P5"><text:span text:style-name="T3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3.95cm">
          <text:p text:style-name="P5"><text:span text:style-name="T3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4.2cm">
          <text:p text:style-name="P5"><text:span text:style-name="T3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1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17" draw:layer="layout" svg:width="2.75cm" svg:height="0.5cm" svg:x="0cm" svg:y="0cm">
          <text:p text:style-name="P16"><text:span text:style-name="T8">Numeric</text:span></text:p>
          <draw:enhanced-geometry svg:viewBox="0 0 21600 21600" draw:type="rectangle" draw:enhanced-path="M 0 0 L 21600 0 21600 21600 0 21600 0 0 Z N"/>
        </draw:custom-shape>
      </draw:page>
      <draw:page draw:name="Mouse" draw:style-name="dp1" draw:master-page-name="Default"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1.214cm" svg:height="1.249cm" svg:x="7.036cm" svg:y="6.25cm">
          <text:p text:style-name="P18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1.214cm" svg:height="1.249cm" svg:x="8.5cm" svg:y="6.5cm">
          <text:p text:style-name="P18"><text:span text:style-name="T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4" draw:layer="layout" svg:width="1.214cm" svg:height="1.25cm" svg:x="6.329cm" svg:y="1.2cm">
          <text:p text:style-name="P22"><text:span text:style-name="T10">Wh</text:span></text:p>
          <text:p text:style-name="P23"><text:span text:style-name="T10">→</text:span></text:p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1.215cm" svg:height="1.25cm" svg:x="4.871cm" svg:y="0.95cm">
          <text:p text:style-name="P22"><text:span text:style-name="T10">Wh</text:span></text:p>
          <text:p text:style-name="P23"><text:span text:style-name="T10">↓</text:span></text:p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1.215cm" svg:height="1.25cm" svg:x="3.414cm" svg:y="1.2cm">
          <text:p text:style-name="P23"><text:span text:style-name="T11">Wh </text:span><text:span text:style-name="T10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24" draw:layer="layout" svg:width="1.214cm" svg:height="1.249cm" svg:x="1.957cm" svg:y="1.451cm">
          <text:p text:style-name="P22"><text:span text:style-name="T10">Wh</text:span></text:p>
          <text:p text:style-name="P23"><text:span text:style-name="T10">←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→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↓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2.951cm">
          <text:p text:style-name="P5"><text:span text:style-name="T3">←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0.9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0.9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0.9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2.7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2.4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2.7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3.365cm" svg:y="2.7cm">
          <text:p text:style-name="P26"><text:span text:style-name="T12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4.828cm" svg:y="2.45cm">
          <text:p text:style-name="P26"><text:span text:style-name="T12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6.291cm" svg:y="2.7cm">
          <text:p text:style-name="P26"><text:span text:style-name="T12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4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4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3.9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4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4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0" draw:layer="layout" svg:width="1.524cm" svg:height="1.249cm" svg:x="14.476cm" svg:y="6cm">
          <text:p text:style-name="P9"><text:span text:style-name="T5">btn_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4" draw:layer="layout" svg:width="1.5cm" svg:height="1.249cm" svg:x="12.75cm" svg:y="6.251cm">
          <text:p text:style-name="P13"><text:span text:style-name="T7">btn_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7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0" draw:layer="layout" svg:width="1.432cm" svg:height="1.249cm" svg:x="11cm" svg:y="6.501cm">
          <text:p text:style-name="P9"><text:span text:style-name="T5">btn_1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17" draw:layer="layout" svg:width="2.75cm" svg:height="0.5cm" svg:x="0cm" svg:y="0cm">
          <text:p text:style-name="P16"><text:span text:style-name="T8">Mouse</text:span></text:p>
          <draw:enhanced-geometry svg:viewBox="0 0 21600 21600" draw:type="rectangle" draw:enhanced-path="M 0 0 L 21600 0 21600 21600 0 21600 0 0 Z N"/>
        </draw:custom-shape>
      </draw:page>
      <draw:page draw:name="Arrows" draw:style-name="dp1" draw:master-page-name="Default"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1.214cm" svg:height="1.249cm" svg:x="7.036cm" svg:y="6.25cm">
          <text:p text:style-name="P18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1.214cm" svg:height="1.249cm" svg:x="8.5cm" svg:y="6.5cm">
          <text:p text:style-name="P18"><text:span text:style-name="T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7" draw:layer="layout" svg:width="1.219cm" svg:height="1.25cm" svg:x="13.365cm" svg:y="1.2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4.828cm" svg:y="0.95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6.291cm" svg:y="1.2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7" draw:layer="layout" svg:width="1.218cm" svg:height="1.249cm" svg:x="17.783cm" svg:y="1.451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3.365cm" svg:y="1.2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4.828cm" svg:y="0.95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6.291cm" svg:y="1.2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7" draw:layer="layout" svg:width="1.218cm" svg:height="1.249cm" svg:x="17.783cm" svg:y="1.451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3.365cm" svg:y="1.2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4.828cm" svg:y="0.95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6.291cm" svg:y="1.2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7" draw:layer="layout" svg:width="1.218cm" svg:height="1.249cm" svg:x="17.783cm" svg:y="1.451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3.365cm" svg:y="1.2cm">
          <text:p text:style-name="P26"><text:span text:style-name="T12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4.828cm" svg:y="0.95cm">
          <text:p text:style-name="P26"><text:span text:style-name="T12">Pg</text:span></text:p>
          <text:p text:style-name="P28"><text:span text:style-name="T12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6.291cm" svg:y="1.2cm">
          <text:p text:style-name="P26"><text:span text:style-name="T12">Pg</text:span></text:p>
          <text:p text:style-name="P28"><text:span text:style-name="T12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7" draw:layer="layout" svg:width="1.218cm" svg:height="1.249cm" svg:x="17.783cm" svg:y="1.451cm">
          <text:p text:style-name="P26"><text:span text:style-name="T12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2.7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2.4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2.7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2.7cm">
          <text:p text:style-name="P29"><text:span text:style-name="T3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2.45cm">
          <text:p text:style-name="P29"><text:span text:style-name="T3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2.7cm">
          <text:p text:style-name="P29"><text:span text:style-name="T3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2.951cm">
          <text:p text:style-name="P29"><text:span text:style-name="T3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4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4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3.9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4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4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0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30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4.828cm" svg:y="3.95cm">
          <text:p text:style-name="P26"><text:span text:style-name="T12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6.291cm" svg:y="4.2cm">
          <text:p text:style-name="P26"><text:span text:style-name="T12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0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17" draw:layer="layout" svg:width="2.75cm" svg:height="0.5cm" svg:x="0cm" svg:y="0cm">
          <text:p text:style-name="P16"><text:span text:style-name="T8">Arrows</text:span></text:p>
          <draw:enhanced-geometry svg:viewBox="0 0 21600 21600" draw:type="rectangle" draw:enhanced-path="M 0 0 L 21600 0 21600 21600 0 21600 0 0 Z N"/>
        </draw:custom-shape>
      </draw:page>
      <draw:page draw:name="Adjust" draw:style-name="dp1" draw:master-page-name="Default"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1.214cm" svg:height="1.249cm" svg:x="7.036cm" svg:y="6.25cm">
          <text:p text:style-name="P18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1.214cm" svg:height="1.249cm" svg:x="8.5cm" svg:y="6.5cm">
          <text:p text:style-name="P18"><text:span text:style-name="T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7" draw:layer="layout" svg:width="1.219cm" svg:height="1.25cm" svg:x="13.365cm" svg:y="1.2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4.828cm" svg:y="0.95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6.291cm" svg:y="1.2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7" draw:layer="layout" svg:width="1.218cm" svg:height="1.249cm" svg:x="17.783cm" svg:y="1.451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3.365cm" svg:y="1.2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4.828cm" svg:y="0.95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6.291cm" svg:y="1.2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7" draw:layer="layout" svg:width="1.218cm" svg:height="1.249cm" svg:x="17.783cm" svg:y="1.451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3.365cm" svg:y="1.2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4.828cm" svg:y="0.95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6.291cm" svg:y="1.2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7" draw:layer="layout" svg:width="1.218cm" svg:height="1.249cm" svg:x="17.783cm" svg:y="1.451cm">
          <text:p text:style-name="P26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3.365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4.828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6.29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7" draw:layer="layout" svg:width="1.218cm" svg:height="1.249cm" svg:x="17.783cm" svg:y="1.451cm">
          <text:p text:style-name="P26"><text:span text:style-name="T12">Vol</text:span></text:p>
          <text:p text:style-name="P26"><text:span text:style-name="T12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2.7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2.4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2.7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31" draw:layer="layout" svg:width="1.219cm" svg:height="1.25cm" svg:x="13.365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1" draw:layer="layout" svg:width="1.219cm" svg:height="1.25cm" svg:x="14.828cm" svg:y="2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1" draw:layer="layout" svg:width="1.219cm" svg:height="1.25cm" svg:x="16.291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32" draw:layer="layout" svg:width="1.218cm" svg:height="1.249cm" svg:x="17.783cm" svg:y="2.951cm">
          <text:p text:style-name="P28"><text:span text:style-name="T12">Vol</text:span></text:p>
          <text:p text:style-name="P28"><text:span text:style-name="T12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4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4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8cm" svg:y="3.9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91cm" svg:y="4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4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0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0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5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4.828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6.291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7" draw:layer="layout" svg:width="1.218cm" svg:height="1.249cm" svg:x="17.783cm" svg:y="4.451cm">
          <text:p text:style-name="P26"><text:span text:style-name="T12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0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17" draw:layer="layout" svg:width="2.75cm" svg:height="0.5cm" svg:x="0cm" svg:y="0cm">
          <text:p text:style-name="P16"><text:span text:style-name="T8">Adjust</text:span></text:p>
          <draw:enhanced-geometry svg:viewBox="0 0 21600 21600" draw:type="rectangle" draw:enhanced-path="M 0 0 L 21600 0 21600 21600 0 21600 0 0 Z N"/>
        </draw:custom-shape>
      </draw:page>
      <draw:page draw:name="FN" draw:style-name="dp1" draw:master-page-name="Default">
        <draw:custom-shape draw:style-name="gr25" draw:text-style-name="P34" draw:layer="layout" svg:width="1.464cm" svg:height="1.249cm" svg:x="7.786cm" svg:y="1.451cm">
          <text:p text:style-name="P33"><text:span text:style-name="T13">pr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1.464cm" svg:height="1.249cm" svg:x="7.786cm" svg:y="2.951cm">
          <text:p text:style-name="P35"><text:span text:style-name="T14">s(print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46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1.214cm" svg:height="1.249cm" svg:x="7.036cm" svg:y="6.25cm">
          <text:p text:style-name="P18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1.214cm" svg:height="1.249cm" svg:x="8.5cm" svg:y="6.5cm">
          <text:p text:style-name="P18"><text:span text:style-name="T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38" draw:layer="layout" svg:width="1.219cm" svg:height="1.25cm" svg:x="13.365cm" svg:y="1.2cm">
          <text:p text:style-name="P37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4.828cm" svg:y="0.95cm">
          <text:p text:style-name="P37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6.291cm" svg:y="1.2cm">
          <text:p text:style-name="P37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8" draw:layer="layout" svg:width="1.218cm" svg:height="1.249cm" svg:x="17.783cm" svg:y="1.451cm">
          <text:p text:style-name="P37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3.365cm" svg:y="1.2cm">
          <text:p text:style-name="P37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4.828cm" svg:y="0.95cm">
          <text:p text:style-name="P37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6.291cm" svg:y="1.2cm">
          <text:p text:style-name="P37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8" draw:layer="layout" svg:width="1.218cm" svg:height="1.249cm" svg:x="17.783cm" svg:y="1.451cm">
          <text:p text:style-name="P37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3.365cm" svg:y="1.2cm">
          <text:p text:style-name="P37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4.828cm" svg:y="0.95cm">
          <text:p text:style-name="P37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6.291cm" svg:y="1.2cm">
          <text:p text:style-name="P37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8" draw:layer="layout" svg:width="1.218cm" svg:height="1.249cm" svg:x="17.783cm" svg:y="1.451cm">
          <text:p text:style-name="P37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3.365cm" svg:y="1.2cm">
          <text:p text:style-name="P37"><text:span text:style-name="T15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4.828cm" svg:y="0.95cm">
          <text:p text:style-name="P37"><text:span text:style-name="T15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6.291cm" svg:y="1.2cm">
          <text:p text:style-name="P37"><text:span text:style-name="T15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8" draw:layer="layout" svg:width="1.218cm" svg:height="1.249cm" svg:x="17.783cm" svg:y="1.451cm">
          <text:p text:style-name="P37"><text:span text:style-name="T15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3.365cm" svg:y="2.7cm">
          <text:p text:style-name="P37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4.828cm" svg:y="2.45cm">
          <text:p text:style-name="P37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6.291cm" svg:y="2.7cm">
          <text:p text:style-name="P37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8" draw:layer="layout" svg:width="1.218cm" svg:height="1.249cm" svg:x="17.783cm" svg:y="2.951cm">
          <text:p text:style-name="P37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3.365cm" svg:y="2.7cm">
          <text:p text:style-name="P37"><text:span text:style-name="T15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4.828cm" svg:y="2.45cm">
          <text:p text:style-name="P37"><text:span text:style-name="T15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6.291cm" svg:y="2.7cm">
          <text:p text:style-name="P37"><text:span text:style-name="T15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8" draw:layer="layout" svg:width="1.218cm" svg:height="1.249cm" svg:x="17.783cm" svg:y="2.951cm">
          <text:p text:style-name="P37"><text:span text:style-name="T15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4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3.365cm" svg:y="4.2cm">
          <text:p text:style-name="P37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4.828cm" svg:y="3.95cm">
          <text:p text:style-name="P37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6.291cm" svg:y="4.2cm">
          <text:p text:style-name="P37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8" draw:layer="layout" svg:width="1.218cm" svg:height="1.249cm" svg:x="17.783cm" svg:y="4.451cm">
          <text:p text:style-name="P37"><text:span text:style-name="T1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0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14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3.365cm" svg:y="4.2cm">
          <text:p text:style-name="P37"><text:span text:style-name="T15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4.828cm" svg:y="3.95cm">
          <text:p text:style-name="P37"><text:span text:style-name="T15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8" draw:layer="layout" svg:width="1.219cm" svg:height="1.25cm" svg:x="16.291cm" svg:y="4.2cm">
          <text:p text:style-name="P37"><text:span text:style-name="T15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8" draw:layer="layout" svg:width="1.218cm" svg:height="1.249cm" svg:x="17.783cm" svg:y="4.451cm">
          <text:p text:style-name="P37"><text:span text:style-name="T15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1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17" draw:layer="layout" svg:width="2.75cm" svg:height="0.5cm" svg:x="0cm" svg:y="0cm">
          <text:p text:style-name="P16"><text:span text:style-name="T8">F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3-01-07T22:29:44.197921554</dc:date>
    <meta:editing-duration>PT22H25M14S</meta:editing-duration>
    <meta:editing-cycles>26</meta:editing-cycles>
    <meta:generator>LibreOffice/7.4.3.2$Linux_X86_64 LibreOffice_project/40$Build-2</meta:generator>
    <meta:document-statistic meta:object-count="740"/>
  </office:meta>
</office:document-meta>
</file>